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E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F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G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D6" style:family="table-cell">
      <style:table-cell-properties style:vertical-align="" fo:padding="0.176cm" fo:border="1pt solid #000000"/>
    </style:style>
    <style:style style:name="Table1.E6" style:family="table-cell">
      <style:table-cell-properties style:vertical-align="" fo:padding="0.176cm" fo:border="1pt solid #000000"/>
    </style:style>
    <style:style style:name="Table1.F6" style:family="table-cell">
      <style:table-cell-properties style:vertical-align="" fo:padding="0.176cm" fo:border="1pt solid #000000"/>
    </style:style>
    <style:style style:name="Table1.G6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14" style:family="paragraph" style:parent-style-name="Title" style:master-page-name="First_20_Page">
      <style:paragraph-properties fo:margin-top="0cm" fo:margin-bottom="0.141cm" style:contextual-spacing="false" fo:line-height="100%" style:page-number="1" fo:break-before="auto" fo:break-after="auto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18" style:family="paragraph" style:parent-style-name="Standard">
      <style:text-properties fo:color="#3d495c" loext:opacity="100%" fo:font-size="10pt" officeooo:paragraph-rsid="001d745d" fo:background-color="#f9f9f9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1d745d" officeooo:paragraph-rsid="001d745d" fo:background-color="#f9f9f9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1e413d" officeooo:paragraph-rsid="001e413d" fo:background-color="#f9f9f9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officeooo:rsid="001e413d" officeooo:paragraph-rsid="001e413d" fo:background-color="#f9f9f9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officeooo:rsid="001e413d" officeooo:paragraph-rsid="002068b0" fo:background-color="#f9f9f9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officeooo:rsid="001e413d" officeooo:paragraph-rsid="0024abfc" fo:background-color="#f9f9f9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1eab5b" officeooo:paragraph-rsid="001eab5b" fo:background-color="#f9f9f9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2068b0" officeooo:paragraph-rsid="002068b0" fo:background-color="#f9f9f9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officeooo:rsid="002068b0" officeooo:paragraph-rsid="002068b0" fo:background-color="#f9f9f9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220774" officeooo:paragraph-rsid="00220774" fo:background-color="#f9f9f9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officeooo:rsid="00220774" officeooo:paragraph-rsid="00220774" fo:background-color="#f9f9f9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fo:background-color="#f9f9f9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fo:background-color="#f9f9f9" style:font-size-asian="10pt" style:font-size-complex="10pt"/>
    </style:style>
    <style:style style:name="P31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236089" officeooo:paragraph-rsid="00236089" fo:background-color="#f9f9f9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24abfc" officeooo:paragraph-rsid="0024abfc" fo:background-color="#f9f9f9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color="#3d495c" loext:opacity="100%" fo:font-size="10pt" officeooo:rsid="0024abfc" officeooo:paragraph-rsid="0024abfc" fo:background-color="#f9f9f9" style:font-size-asian="10pt" style:font-size-complex="10pt"/>
    </style:style>
    <style:style style:name="P35" style:family="paragraph" style:parent-style-name="Standard">
      <style:paragraph-properties fo:line-height="100%" fo:orphans="0" fo:widows="0"/>
      <style:text-properties fo:color="#3d495c" loext:opacity="100%" fo:font-size="10pt" officeooo:rsid="0026e7dc" officeooo:paragraph-rsid="0026e7dc" fo:background-color="#f9f9f9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1" style:family="text">
      <style:text-properties fo:color="#38761d" loext:opacity="100%"/>
    </style:style>
    <style:style style:name="T2" style:family="text">
      <style:text-properties fo:color="#38761d" loext:opacity="100%" fo:font-weight="bold" style:font-weight-asian="bold"/>
    </style:style>
    <style:style style:name="T3" style:family="text">
      <style:text-properties officeooo:rsid="001bc241"/>
    </style:style>
    <style:style style:name="T4" style:family="text">
      <style:text-properties officeooo:rsid="002068b0"/>
    </style:style>
    <style:style style:name="T5" style:family="text">
      <style:text-properties officeooo:rsid="00236089"/>
    </style:style>
    <style:style style:name="T6" style:family="text">
      <style:text-properties officeooo:rsid="0024abfc"/>
    </style:style>
    <style:style style:name="T7" style:family="text">
      <style:text-properties officeooo:rsid="0024c7c8"/>
    </style:style>
    <style:style style:name="T8" style:family="text">
      <style:text-properties officeooo:rsid="0026e7dc"/>
    </style:style>
    <style:style style:name="T9" style:family="text">
      <style:text-properties officeooo:rsid="0028d5c7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15">Nome: <text:span text:style-name="T3">Juliana de Mello Reitz</text:span></text:p>
      <text:p text:style-name="P15">Data de criação do PDI:<text:span text:style-name="T3">07/03/2022</text:span></text:p>
      <text:p text:style-name="P15">Turma/tribo: <text:span text:style-name="T3">21A</text:span></text:p>
      <text:p text:style-name="P12"/>
      <text:p text:style-name="P13"/>
      <text:p text:style-name="P16">PLANO DE DESENVOLVIMENTO INDIVIDUAL </text:p>
      <text:p text:style-name="P17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7">CURTO PRAZO - ENTRE OS MÓDULOS DE FUNDAMENTOS &amp; FRONT-END </text:p>
            <text:p text:style-name="P7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<text:s/>O quê:</text:p>
            <text:p text:style-name="P7"/>
            <text:p text:style-name="P8">Escreva aqui os seus objetivos.</text:p>
          </table:table-cell>
          <table:table-cell table:style-name="Table1.A1" office:value-type="string">
            <text:p text:style-name="P7">Por quê?</text:p>
            <text:p text:style-name="P7"/>
            <text:p text:style-name="P8">Justifique o motivo de esses objetivos serem os priorizados por você.</text:p>
          </table:table-cell>
          <table:table-cell table:style-name="Table1.A1" office:value-type="string">
            <text:p text:style-name="P7">Quando?</text:p>
            <text:p text:style-name="P8"/>
            <text:p text:style-name="P8">Cada objetivo deve ser previsto para realização em um determinado período</text:p>
          </table:table-cell>
          <table:table-cell table:style-name="Table1.A1" office:value-type="string">
            <text:p text:style-name="P7">Como?</text:p>
            <text:p text:style-name="P7"/>
            <text:p text:style-name="P8">O que você precisa fazer para atingir o objetivo traçado?</text:p>
          </table:table-cell>
          <table:table-cell table:style-name="Table1.A1" office:value-type="string">
            <text:p text:style-name="P10">Skill envolvida</text:p>
            <text:p text:style-name="P10"/>
            <text:p text:style-name="P39">Esse plano de ação está relacionado a hard skills ou soft skills? Nomeia a habilidade.</text:p>
          </table:table-cell>
          <table:table-cell table:style-name="Table1.A1" office:value-type="string">
            <text:p text:style-name="P10"/>
            <text:p text:style-name="P10"/>
            <text:p text:style-name="P10">Check-point 1</text:p>
            <text:p text:style-name="P10"/>
            <text:p text:style-name="P9"/>
          </table:table-cell>
          <table:table-cell table:style-name="Table1.A1" office:value-type="string">
            <text:p text:style-name="P10"/>
            <text:p text:style-name="P10"/>
            <text:p text:style-name="P10">Check-point 2</text:p>
          </table:table-cell>
        </table:table-row>
        <table:table-row table:style-name="Table1.4">
          <table:table-cell table:style-name="Table1.A3" office:value-type="string">
            <text:p text:style-name="P33">Estudar 3h <text:span text:style-name="T7">além das 13h às 20h</text:span></text:p>
          </table:table-cell>
          <table:table-cell table:style-name="Table1.B3" office:value-type="string">
            <text:p text:style-name="P33">Para aprender mais</text:p>
          </table:table-cell>
          <table:table-cell table:style-name="Table1.C3" office:value-type="string">
            <text:p text:style-name="P33">14/03/2022</text:p>
          </table:table-cell>
          <table:table-cell table:style-name="Table1.D3" office:value-type="string">
            <text:p text:style-name="P33">- Organizar tempos e tarefas,</text:p>
            <text:p text:style-name="P34">- Separar local tranquilo;</text:p>
            <text:p text:style-name="P23">- <text:span text:style-name="T4">Economizar para contratar faxineira.</text:span></text:p>
          </table:table-cell>
          <table:table-cell table:style-name="Table1.E3" office:value-type="string">
            <text:p text:style-name="P20">- <text:span text:style-name="T6">concentração</text:span></text:p>
            <text:p text:style-name="P21">- <text:span text:style-name="T6">planejamento</text:span> </text:p>
          </table:table-cell>
          <table:table-cell table:style-name="Table1.F3" office:value-type="string">
            <text:p text:style-name="P33">14/03/2022</text:p>
          </table:table-cell>
          <table:table-cell table:style-name="Table1.G3" office:value-type="string">
            <text:p text:style-name="P33">14/04/2022</text:p>
          </table:table-cell>
        </table:table-row>
        <table:table-row table:style-name="Table1.4">
          <table:table-cell table:style-name="Table1.A4" office:value-type="string">
            <text:p text:style-name="P19">Terminar SheCodes Plus</text:p>
          </table:table-cell>
          <table:table-cell table:style-name="Table1.B4" office:value-type="string">
            <text:p text:style-name="P19">Melhorar meu portfólio</text:p>
          </table:table-cell>
          <table:table-cell table:style-name="Table1.C4" office:value-type="string">
            <text:p text:style-name="P19">15/07/2022</text:p>
          </table:table-cell>
          <table:table-cell table:style-name="Table1.D4" office:value-type="string">
            <text:p text:style-name="P20">- Estudar 30min por dia</text:p>
            <text:p text:style-name="P21">- <text:span text:style-name="T4">Economizar </text:span><text:soft-page-break/><text:span text:style-name="T4">para contratar faxineira</text:span></text:p>
          </table:table-cell>
          <table:table-cell table:style-name="Table1.E4" office:value-type="string">
            <text:p text:style-name="P20">HTML</text:p>
            <text:p text:style-name="P21">CSS</text:p>
            <text:p text:style-name="P21">JS</text:p>
            <text:p text:style-name="P21"><text:soft-page-break/>React</text:p>
            <text:p text:style-name="P21">VS Code</text:p>
            <text:p text:style-name="P21">API</text:p>
            <text:p text:style-name="P21">Github</text:p>
            <text:p text:style-name="P21">Bootstrap</text:p>
            <text:p text:style-name="P21">Hosting</text:p>
          </table:table-cell>
          <table:table-cell table:style-name="Table1.F4" office:value-type="string">
            <text:p text:style-name="P24">Metade do curso</text:p>
          </table:table-cell>
          <table:table-cell table:style-name="Table1.G4" office:value-type="string">
            <text:p text:style-name="P24">Última semana antes do Projeto Final</text:p>
          </table:table-cell>
        </table:table-row>
        <table:table-row table:style-name="Table1.5">
          <table:table-cell table:style-name="Table1.A5" office:value-type="string">
            <text:p text:style-name="P25">Caminhar diariamente</text:p>
          </table:table-cell>
          <table:table-cell table:style-name="Table1.B5" office:value-type="string">
            <text:p text:style-name="P25">Melhorar minha ansidade</text:p>
          </table:table-cell>
          <table:table-cell table:style-name="Table1.C5" office:value-type="string">
            <text:p text:style-name="P25">08/05/22</text:p>
          </table:table-cell>
          <table:table-cell table:style-name="Table1.D5" office:value-type="string">
            <text:p text:style-name="P25">Organizar minhas tarefas semanais</text:p>
            <text:p text:style-name="P26">-Progredir gradativamente 2/3/4/5/6/7 vezes na semana</text:p>
            <text:p text:style-name="P22">- <text:span text:style-name="T4">Economizar para contratar faxineira</text:span></text:p>
            <text:p text:style-name="P26"/>
          </table:table-cell>
          <table:table-cell table:style-name="Table1.E5" office:value-type="string">
            <text:p text:style-name="P27">- Planejamento de atividades</text:p>
            <text:p text:style-name="P28">-Empatiacomigo mesmo reconhecendo meus limites</text:p>
          </table:table-cell>
          <table:table-cell table:style-name="Table1.F5" office:value-type="string">
            <text:p text:style-name="P27">Semana 3 – Ver se as metas estão sendo atendidas e se precisam ser revistas</text:p>
          </table:table-cell>
          <table:table-cell table:style-name="Table1.G5" office:value-type="string">
            <text:p text:style-name="P27">Semana 7 – Ver se a meta atingida é sustentável a longo prazos</text:p>
          </table:table-cell>
        </table:table-row>
        <table:table-row table:style-name="Table1.6">
          <table:table-cell table:style-name="Table1.A6" office:value-type="string">
            <text:p text:style-name="P27">Pedir demissão do trabalho</text:p>
          </table:table-cell>
          <table:table-cell table:style-name="Table1.B6" office:value-type="string">
            <text:p text:style-name="P27">Para focar nos estudos</text:p>
          </table:table-cell>
          <table:table-cell table:style-name="Table1.C6" office:value-type="string">
            <text:p text:style-name="P27">10/03/2022</text:p>
          </table:table-cell>
          <table:table-cell table:style-name="Table1.D6" office:value-type="string">
            <text:p text:style-name="P27">-Me informar com o Edu</text:p>
            <text:p text:style-name="P28">-<text:span text:style-name="T5">Ir á prefeitura formalizar o pedido</text:span></text:p>
          </table:table-cell>
          <table:table-cell table:style-name="Table1.E6" office:value-type="string">
            <text:p text:style-name="P5">- <text:span text:style-name="T5">calma</text:span></text:p>
            <text:p text:style-name="P29">- <text:span text:style-name="T5">empatia</text:span></text:p>
            <text:p text:style-name="P29">- <text:span text:style-name="T5">tranquilidade</text:span></text:p>
          </table:table-cell>
          <table:table-cell table:style-name="Table1.F6" office:value-type="string">
            <text:p text:style-name="P32">08/03/22 – Informar Edu</text:p>
          </table:table-cell>
          <table:table-cell table:style-name="Table1.G6" office:value-type="string">
            <text:p text:style-name="P32">10/03/2022 – Ir à prefeitura</text:p>
            <text:p text:style-name="P5"/>
            <text:p text:style-name="P5"/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6">MÉDIO PRAZO - ENTRE OS MÓDULOS DE FRONT-END &amp; BACK-END</text:p>
            <text:p text:style-name="P6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6"><text:s/>O quê:</text:p>
            <text:p text:style-name="P6"/>
            <text:p text:style-name="P8">Escreva aqui os seus objetivos.</text:p>
          </table:table-cell>
          <table:table-cell table:style-name="Table2.A1" office:value-type="string">
            <text:p text:style-name="P6">Por quê?</text:p>
            <text:p text:style-name="P6"/>
            <text:p text:style-name="P8">Justifique o motivo de esses objetivos serem os priorizados por você.</text:p>
          </table:table-cell>
          <table:table-cell table:style-name="Table2.A1" office:value-type="string">
            <text:p text:style-name="P6">Quando?</text:p>
            <text:p text:style-name="P8"/>
            <text:p text:style-name="P8">Cada objetivo deve ser previsto para realização em um determinado período.</text:p>
          </table:table-cell>
          <table:table-cell table:style-name="Table2.A1" office:value-type="string">
            <text:p text:style-name="P6">Como?</text:p>
            <text:p text:style-name="P6"/>
            <text:p text:style-name="P8">O que você precisa fazer para atingir o objetivo traçado?Qual a sua estratégia?</text:p>
          </table:table-cell>
          <table:table-cell table:style-name="Table2.A1" office:value-type="string">
            <text:p text:style-name="P9">Skill envolvida</text:p>
            <text:p text:style-name="P9"/>
            <text:p text:style-name="P8">Esse plano de ação está relacionado a hard skills ou soft skills? Nomeia a habilidade.</text:p>
          </table:table-cell>
          <table:table-cell table:style-name="Table2.A1" office:value-type="string">
            <text:p text:style-name="P9"/>
            <text:p text:style-name="P9"/>
            <text:p text:style-name="P9">Check-point 1</text:p>
            <text:p text:style-name="P9"/>
            <text:p text:style-name="P11"/>
          </table:table-cell>
          <table:table-cell table:style-name="Table2.A1" office:value-type="string">
            <text:p text:style-name="P9"/>
            <text:p text:style-name="P9"/>
            <text:p text:style-name="P9">Check-point 2</text:p>
          </table:table-cell>
        </table:table-row>
        <table:table-row table:style-name="Table2.3">
          <table:table-cell table:style-name="Table2.A3" office:value-type="string">
            <text:p text:style-name="P35">Adquirir vocabulário em Inglês</text:p>
          </table:table-cell>
          <table:table-cell table:style-name="Table2.B3" office:value-type="string">
            <text:p text:style-name="P35">Para futuramente ser empregada fora do Brasil</text:p>
          </table:table-cell>
          <table:table-cell table:style-name="Table2.C3" office:value-type="string">
            <text:p text:style-name="P35">0<text:span text:style-name="T9">1/01/2023</text:span></text:p>
          </table:table-cell>
          <table:table-cell table:style-name="Table2.D3" office:value-type="string">
            <text:p text:style-name="P35">- Ver uma série nova em inglês;</text:p>
            <text:p text:style-name="P35">- Praticar com a <text:soft-page-break/>Mônica diariamente;</text:p>
            <text:p text:style-name="P35">-Participar dos encontros de Inglês da Trybe;</text:p>
            <text:p text:style-name="P35">- Criar Whatsapp somente em inglês.</text:p>
          </table:table-cell>
          <table:table-cell table:style-name="Table2.E3" office:value-type="string">
            <text:p text:style-name="P4">- <text:span text:style-name="T8">disciplina;</text:span></text:p>
            <text:p text:style-name="P4">- <text:span text:style-name="T8">planejamento.</text:span></text:p>
          </table:table-cell>
          <table:table-cell table:style-name="Table2.F3" office:value-type="string">
            <text:p text:style-name="P35">08/05/2022 – ter visto 5 capítulos da série, ter <text:soft-page-break/>participado de 1 encontro, estar conversando meia hora por dia com a Mônica;</text:p>
            <text:p text:style-name="P35"/>
          </table:table-cell>
          <table:table-cell table:style-name="Table2.G3" office:value-type="string">
            <text:p text:style-name="P4"/>
          </table:table-cell>
        </table:table-row>
        <table:table-row table:style-name="Table2.4">
          <table:table-cell table:style-name="Table2.A4" office:value-type="string">
            <text:p text:style-name="P4"/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3-08T14:46:18.736124558</dc:date>
    <meta:editing-duration>PT43M2S</meta:editing-duration>
    <meta:editing-cycles>10</meta:editing-cycles>
    <meta:document-statistic meta:table-count="2" meta:image-count="1" meta:object-count="0" meta:page-count="3" meta:paragraph-count="93" meta:word-count="493" meta:character-count="3068" meta:non-whitespace-character-count="2656"/>
  </office:meta>
</office:document-meta>
</file>